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" svg:font-family="Lucidasans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5" style:family="paragraph" style:parent-style-name="Heading_20_1" style:list-style-name="L1"/>
    <style:style style:name="P6" style:family="paragraph" style:parent-style-name="Heading_20_1" style:list-style-name="L1">
      <style:paragraph-properties fo:break-before="page"/>
    </style:style>
    <style:style style:name="P7" style:family="paragraph" style:parent-style-name="Heading_20_2" style:list-style-name="L1"/>
    <style:style style:name="P8" style:family="paragraph" style:parent-style-name="Heading_20_3" style:list-style-name="L1"/>
    <style:style style:name="P9" style:family="paragraph" style:parent-style-name="Heading_20_4" style:list-style-name="L1"/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1"><text:s/>1 <text:s/>Introducción<text:tab/>2</text:p>
          <text:p text:style-name="P1"><text:s/>2 <text:s/>Desarrollo del trabajo<text:tab/>2</text:p>
          <text:p text:style-name="P2"><text:s/>2.1 Definición del lenguaje fuente<text:tab/>2</text:p>
          <text:p text:style-name="P3"><text:s/>2.1.1 Descripción formal de los aspectos léxicos<text:tab/>2</text:p>
          <text:p text:style-name="P3"><text:s/>2.1.2 Descripción formal de los aspectos sintácticos<text:tab/>2</text:p>
          <text:p text:style-name="P3"><text:s/>2.1.3 Estructura y construcción de la tabla de símbolos<text:tab/>2</text:p>
          <text:p text:style-name="P3"><text:s/>2.1.4 Restricciones contextuales<text:tab/>2</text:p>
          <text:p text:style-name="P2"><text:s/>2.2 El lenguaje objeto y la máquina virtual<text:tab/>2</text:p>
          <text:p text:style-name="P2"><text:s/>2.2.1 Descripción de la máquina virtual<text:tab/>2</text:p>
          <text:p text:style-name="P2"><text:s/>2.2.2 Descripción del lenguaje objeto<text:tab/>2</text:p>
          <text:p text:style-name="P2"><text:s/>2.3 Especificación formal de la traducción<text:tab/>2</text:p>
          <text:p text:style-name="P2"><text:s/>2.4 Implementación<text:tab/>2</text:p>
          <text:p text:style-name="P3"><text:s/>2.4.1 Descripción de la implementación <text:tab/>2</text:p>
          <text:p text:style-name="P4"><text:s/>2.4.1.1 Implementación del analizador léxico <text:tab/>2</text:p>
          <text:p text:style-name="P4"><text:s/>2.4.1.2 Implementación de la tabla de símbolos <text:tab/>2</text:p>
          <text:p text:style-name="P4"><text:s/>2.4.1.3 Implementación del analizador sintáctico <text:tab/>2</text:p>
          <text:p text:style-name="P4"><text:s/>2.4.1.4 Implementación de la máquina de pila <text:tab/>2</text:p>
          <text:p text:style-name="P3"><text:s/>2.4.2 Gramática acondicionada <text:tab/>2</text:p>
          <text:p text:style-name="P3"><text:s/>2.4.3 Esquemas de traducción <text:s/><text:tab/>2</text:p>
          <text:p text:style-name="P4"><text:s/>2.4.3.1 Esquemas de traducción orientados a la gramática de atributos <text:s/><text:tab/>2</text:p>
          <text:p text:style-name="P4"><text:s/>2.4.3.2 Esquemas de traducción a la traducción predictiva recursiva <text:tab/>3</text:p>
          <text:p text:style-name="P4"><text:s/>2.4.3.3 Traductor predictivo recursivo <text:tab/>3</text:p>
          <text:p text:style-name="P3"><text:s/>2.4.4 Manual de compliación <text:tab/>3</text:p>
          <text:p text:style-name="P3"><text:s/>2.4.5 Instalación del preocesador<text:tab/>3</text:p>
          <text:p text:style-name="P1"><text:s/>3 Conclusiones<text:tab/>3</text:p>
          <text:p text:style-name="P1"><text:s/>4 Bibliografía<text:tab/>3</text:p>
          <text:p text:style-name="P1"><text:s/>5 Apéndices<text:tab/>3</text:p>
        </text:index-body>
      </text:table-of-content>
      <text:list text:style-name="L1">
        <text:list-header>
          <text:h text:style-name="P5" text:outline-level="1" text:is-list-header="true"/>
        </text:list-header>
        <text:list-item>
          <text:h text:style-name="P6" text:outline-level="1"><text:s/>Introducción</text:h>
        </text:list-item>
        <text:list-item>
          <text:h text:style-name="P5" text:outline-level="1"><text:s/>Desarrollo del trabajo</text:h>
          <text:list>
            <text:list-item>
              <text:h text:style-name="P7" text:outline-level="2">Definición del lenguaje fuente</text:h>
              <text:list>
                <text:list-item>
                  <text:h text:style-name="P8" text:outline-level="3">Descripción formal de los aspectos léxicos</text:h>
                </text:list-item>
                <text:list-item>
                  <text:h text:style-name="P8" text:outline-level="3">Descripción formal de los aspectos sintácticos</text:h>
                </text:list-item>
                <text:list-item>
                  <text:h text:style-name="P8" text:outline-level="3">Estructura y construcción de la tabla de símbolos</text:h>
                </text:list-item>
                <text:list-item>
                  <text:h text:style-name="P8" text:outline-level="3">Restricciones contextuales</text:h>
                </text:list-item>
              </text:list>
            </text:list-item>
            <text:list-item>
              <text:h text:style-name="P7" text:outline-level="2">El lenguaje objeto y la máquina virtual</text:h>
              <text:list>
                <text:list-item>
                  <text:h text:style-name="P7" text:outline-level="2">Descripción de la máquina virtual</text:h>
                </text:list-item>
                <text:list-item>
                  <text:h text:style-name="P7" text:outline-level="2">Descripción del lenguaje objeto</text:h>
                </text:list-item>
              </text:list>
            </text:list-item>
            <text:list-item>
              <text:h text:style-name="P7" text:outline-level="2">Especificación formal de la traducción</text:h>
            </text:list-item>
            <text:list-item>
              <text:h text:style-name="P7" text:outline-level="2">Implementación</text:h>
              <text:list>
                <text:list-item>
                  <text:h text:style-name="P8" text:outline-level="3">Descripción de la implementación </text:h>
                  <text:list>
                    <text:list-item>
                      <text:h text:style-name="P9" text:outline-level="4">Implementación del analizador léxico </text:h>
                    </text:list-item>
                    <text:list-item>
                      <text:h text:style-name="P9" text:outline-level="4">Implementación de la tabla de símbolos </text:h>
                    </text:list-item>
                    <text:list-item>
                      <text:h text:style-name="P9" text:outline-level="4">Implementación del analizador sintáctico </text:h>
                    </text:list-item>
                    <text:list-item>
                      <text:h text:style-name="P9" text:outline-level="4">Implementación de la máquina de pila </text:h>
                    </text:list-item>
                  </text:list>
                </text:list-item>
                <text:list-item>
                  <text:h text:style-name="P8" text:outline-level="3">Gramática acondicionada </text:h>
                </text:list-item>
                <text:list-item>
                  <text:h text:style-name="P8" text:outline-level="3">Esquemas de traducción <text:s/></text:h>
                  <text:list>
                    <text:list-item>
                      <text:h text:style-name="P9" text:outline-level="4">Esquemas de traducción orientados a la gramática de atributos <text:s/></text:h>
                    </text:list-item>
                    <text:list-item>
                      <text:h text:style-name="P9" text:outline-level="4">Esquemas de traducción a la traducción predictiva recursiva </text:h>
                    </text:list-item>
                    <text:list-item>
                      <text:h text:style-name="P9" text:outline-level="4">Traductor predictivo recursivo </text:h>
                    </text:list-item>
                  </text:list>
                </text:list-item>
                <text:list-item>
                  <text:h text:style-name="P8" text:outline-level="3">Manual de compliación </text:h>
                </text:list-item>
                <text:list-item>
                  <text:h text:style-name="P8" text:outline-level="3">Instalación del preocesador</text:h>
                </text:list-item>
              </text:list>
            </text:list-item>
          </text:list>
        </text:list-item>
        <text:list-item>
          <text:h text:style-name="P5" text:outline-level="1">Conclusiones</text:h>
        </text:list-item>
        <text:list-item>
          <text:h text:style-name="P5" text:outline-level="1">Bibliografía</text:h>
        </text:list-item>
        <text:list-item>
          <text:h text:style-name="P5" text:outline-level="1">Apéndices</text:h>
          <text:list>
            <text:list-header>
              <text:h text:style-name="P7" text:outline-level="2" text:is-list-header="true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" svg:font-family="Lucidasans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11-04T11:19:32</meta:creation-date>
    <dc:date>2006-11-04T11:37:03</dc:date>
    <dc:language>es-ES</dc:language>
    <meta:editing-cycles>2</meta:editing-cycles>
    <meta:editing-duration>PT17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55" meta:word-count="275" meta:character-count="1945"/>
  </office:meta>
</office:document-meta>
</file>